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2db" officeooo:paragraph-rsid="00066d86"/>
    </style:style>
    <style:style style:name="P2" style:family="paragraph" style:parent-style-name="Standard">
      <style:text-properties officeooo:rsid="000167e3" officeooo:paragraph-rsid="000167e3"/>
    </style:style>
    <style:style style:name="P3" style:family="paragraph" style:parent-style-name="Standard">
      <style:text-properties officeooo:rsid="000167e3" officeooo:paragraph-rsid="00066d86"/>
    </style:style>
    <style:style style:name="P4" style:family="paragraph" style:parent-style-name="Standard">
      <style:text-properties officeooo:rsid="0003511d" officeooo:paragraph-rsid="00066d86"/>
    </style:style>
    <style:style style:name="P5" style:family="paragraph" style:parent-style-name="Standard">
      <style:text-properties officeooo:rsid="00047f43" officeooo:paragraph-rsid="00047f43"/>
    </style:style>
    <style:style style:name="P6" style:family="paragraph" style:parent-style-name="Heading_20_1">
      <style:text-properties officeooo:paragraph-rsid="000167e3"/>
    </style:style>
    <style:style style:name="P7" style:family="paragraph" style:parent-style-name="Text_20_body">
      <style:text-properties officeooo:rsid="000167e3" officeooo:paragraph-rsid="000167e3"/>
    </style:style>
    <style:style style:name="P8" style:family="paragraph" style:parent-style-name="Text_20_body">
      <style:text-properties officeooo:rsid="000167e3" officeooo:paragraph-rsid="0003511d"/>
    </style:style>
    <style:style style:name="P9" style:family="paragraph" style:parent-style-name="Text_20_body">
      <style:text-properties officeooo:rsid="0002de37" officeooo:paragraph-rsid="0002de37"/>
    </style:style>
    <style:style style:name="T1" style:family="text">
      <style:text-properties officeooo:rsid="000167e3"/>
    </style:style>
    <style:style style:name="T2" style:family="text">
      <style:text-properties officeooo:rsid="0003511d"/>
    </style:style>
    <style:style style:name="T3" style:family="text">
      <style:text-properties officeooo:rsid="00047f43"/>
    </style:style>
    <style:style style:name="T4" style:family="text">
      <style:text-properties officeooo:rsid="00066d86"/>
    </style:style>
    <style:style style:name="T5" style:family="text">
      <style:text-properties officeooo:rsid="000758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Code Book:</text:p>
      <text:h text:style-name="P6" text:outline-level="1"><text:span text:style-name="T1">Variable Sets:</text:span></text:h>
      <text:p text:style-name="P2">tBodyAcc-XYZ</text:p>
      <text:p text:style-name="P2">tGravityAcc-XYZ</text:p>
      <text:p text:style-name="P2">tBodyAccJerk-XYZ</text:p>
      <text:p text:style-name="P2">tBodyGyro-XYZ</text:p>
      <text:p text:style-name="P2">tBodyGyroJerk-XYZ</text:p>
      <text:p text:style-name="P2">tBodyAccMag</text:p>
      <text:p text:style-name="P2">tGravityAccMag</text:p>
      <text:p text:style-name="P2">tBodyAccJerkMag</text:p>
      <text:p text:style-name="P2">tBodyGyroMag</text:p>
      <text:p text:style-name="P2">tBodyGyroJerkMag</text:p>
      <text:p text:style-name="P2">fBodyAcc-XYZ</text:p>
      <text:p text:style-name="P2">fBodyAccJerk-XYZ</text:p>
      <text:p text:style-name="P2">fBodyGyro-XYZ</text:p>
      <text:p text:style-name="P2">fBodyAccMag</text:p>
      <text:p text:style-name="P2">fBodyAccJerkMag</text:p>
      <text:p text:style-name="P2">fBodyGyroMag</text:p>
      <text:p text:style-name="P2">fBodyGyroJerkMag</text:p>
      <text:p text:style-name="P2"/>
      <text:p text:style-name="P4">The variables with XYZ at the end are actually 3 variable subsets, one for each dimension. <text:s/>And each varaible set/subset includes mean and std variables, for the mean and standard deviation of the variable. <text:s/><text:span text:style-name="T3">Where available</text:span>, the “meanFreq”, <text:span text:style-name="T4">the weighted average of the frequency components to obtain a mean frequency,</text:span> <text:span text:style-name="T3">is also included.</text:span></text:p>
      <text:p text:style-name="P5">For the acceleration signal from the smartphone accelerometer axes, the units are in standard gravity units 'g'.</text:p>
      <text:p text:style-name="P5">For the angular velocity vector measured by the gyroscope <text:s/>the units are radians/second.</text:p>
      <text:h text:style-name="P6" text:outline-level="1">Summary Choices Made:</text:h>
      <text:p text:style-name="P8">Mean and Standard Deviation for each of these, <text:span text:style-name="T2">and additionally</text:span> meanFreq <text:span text:style-name="T2">(Weighted average of the frequency components to obtain a mean frequency)</text:span> <text:span text:style-name="T2">is included </text:span>for some. <text:s/><text:span text:style-name="T2">The mean and standard deviation and meanFreq were all included in the raw data for this analysis.</text:span></text:p>
      <text:p text:style-name="P7"/>
      <text:p text:style-name="P7">Experimental Study</text:p>
      <text:p text:style-name="P9">Instruction List </text:p>
      <text:p text:style-name="P9">First, download the HAR data set and place it into the directory “~./UCI HAR Dataset”</text:p>
      <text:p text:style-name="P9">Place the script “run_analysis.R” into the same directory, set that as the working directory, and then you can run run_analysis.R.</text:p>
      <text:p text:style-name="P9">The output will be written to the file “MeansByActivityAndSubject.<text:span text:style-name="T5">txt</text:span>”</text:p>
      <text:p text:style-name="P9"><text:soft-page-break/>(see run_analysis.R for instructions)</text:p>
      <text:p text:style-name="P3">* <text:span text:style-name="T4">Extra notes about the “most” original data from which the raw data for this project was derived. <text:s text:c="2"/>(from the readme.txt that comes with the UCI HAR Dataset)</text:span></text:p>
      <text:p text:style-name="P3"/>
      <text:p text:style-name="P3">The features selected for this database come from the accelerometer and gyroscope 3-axial raw signals tAcc-XYZ and tGyro-XYZ. These time domain signals (prefix 't' to denote time) were captured at a constant rate of 50 Hz. Then they were filtered using a median filter and a 3rd order low pass Butterworth filter with a corner frequency of 20 Hz to remove noise. Similarly, the acceleration signal was then separated into body and gravity acceleration signals (tBodyAcc-XYZ and tGravityAcc-XYZ) using another low pass Butterworth filter with a corner frequency of 0.3 Hz. </text:p>
      <text:p text:style-name="P3"/>
      <text:p text:style-name="P3">Subsequently, the body linear acceleration and angular velocity were derived in time to obtain Jerk signals (tBodyAccJerk-XYZ and tBodyGyroJerk-XYZ). Also the magnitude of these three-dimensional signals were calculated using the Euclidean norm (tBodyAccMag, tGravityAccMag, tBodyAccJerkMag, tBodyGyroMag, tBodyGyroJerkMag). </text:p>
      <text:p text:style-name="P3"/>
      <text:p text:style-name="P3">Finally a Fast Fourier Transform (FFT) was applied to some of these signals producing fBodyAcc-XYZ, fBodyAccJerk-XYZ, fBodyGyro-XYZ, fBodyAccJerkMag, fBodyGyroMag, fBodyGyroJerkMag. (Note the 'f' to indicate frequency domain signals). </text:p>
      <text:p text:style-name="P3"/>
      <text:p text:style-name="P3"/>
      <text:p text:style-name="P3"/>
      <text:p text:style-name="P3"/>
      <text:p text:style-name="P3">The complete list of variables of each feature vector is available in 'features.txt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20:20.196000000</meta:creation-date>
    <dc:date>2014-05-22T14:51:52.717000000</dc:date>
    <meta:editing-duration>PT5H30M15S</meta:editing-duration>
    <meta:editing-cycles>4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35" meta:word-count="399" meta:character-count="2814" meta:non-whitespace-character-count="2440"/>
  </office:meta>
</office:document-meta>
</file>